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c014"/>
    </style:style>
    <style:style style:name="P2" style:family="paragraph" style:parent-style-name="Standard" style:list-style-name="L1">
      <style:text-properties officeooo:rsid="00169be4" officeooo:paragraph-rsid="00169be4"/>
    </style:style>
    <style:style style:name="P3" style:family="paragraph" style:parent-style-name="Standard" style:list-style-name="L1">
      <style:text-properties officeooo:rsid="0018f573" officeooo:paragraph-rsid="0018f5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forderungliste Software</text:p>
      <text:p text:style-name="P1"/>
      <text:list xml:id="list5353157101006704828" text:style-name="L1">
        <text:list-item>
          <text:p text:style-name="P2">3D – Modell aus Einzelaufnahmen</text:p>
        </text:list-item>
        <text:list-item>
          <text:p text:style-name="P2">25 cm sowohl über als auch unter dem Knie soll aufgenommen werden</text:p>
        </text:list-item>
        <text:list-item>
          <text:p text:style-name="P2">Objekt wird auf Rotationsplatte gesetzt</text:p>
        </text:list-item>
        <text:list-item>
          <text:p text:style-name="P3">je 45° ein Foto</text:p>
        </text:list-item>
        <text:list-item>
          <text:p text:style-name="P3">8 Fotos</text:p>
        </text:list-item>
        <text:list-item>
          <text:p text:style-name="P3">0° 45° 90° 135° 180° 225° 270° 315° 360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31:56.572000000</meta:creation-date>
    <dc:date>2015-10-22T10:17:59.641000000</dc:date>
    <meta:editing-duration>PT5M45S</meta:editing-duration>
    <meta:editing-cycles>3</meta:editing-cycles>
    <meta:generator>LibreOffice/4.4.5.2$Windows_x86 LibreOffice_project/a22f674fd25a3b6f45bdebf25400ed2adff0ff99</meta:generator>
    <meta:document-statistic meta:table-count="0" meta:image-count="0" meta:object-count="0" meta:page-count="1" meta:paragraph-count="7" meta:word-count="44" meta:character-count="228" meta:non-whitespace-character-count="196"/>
  </office:meta>
</office:document-meta>
</file>